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style:font-name="Rockwell" fo:language="en" fo:country="US"/>
    </style:style>
    <style:style style:name="P2" style:parent-style-name="Normal" style:family="paragraph">
      <style:paragraph-properties fo:text-align="justify"/>
      <style:text-properties style:font-name="Rockwell" fo:language="en" fo:country="US"/>
    </style:style>
    <style:style style:name="P3" style:parent-style-name="Normal" style:family="paragraph">
      <style:paragraph-properties fo:text-align="justify"/>
      <style:text-properties style:font-name="Rockwell" fo:language="en" fo:country="US"/>
    </style:style>
    <style:style style:name="P4" style:parent-style-name="Normal" style:family="paragraph">
      <style:paragraph-properties fo:text-align="justify"/>
      <style:text-properties style:font-name="Rockwell" fo:language="en" fo:country="US"/>
    </style:style>
    <style:style style:name="P5" style:parent-style-name="Normal" style:family="paragraph">
      <style:paragraph-properties fo:text-align="justify"/>
      <style:text-properties style:font-name="Rockwell" fo:language="en" fo:country="US"/>
    </style:style>
    <style:style style:name="P6" style:parent-style-name="Normal" style:family="paragraph">
      <style:paragraph-properties fo:text-align="justify"/>
      <style:text-properties style:font-name="Rockwell" text:display="none" fo:language="en" fo:country="US"/>
    </style:style>
    <style:style style:name="P7" style:parent-style-name="Normal" style:family="paragraph">
      <style:paragraph-properties fo:text-align="justify"/>
      <style:text-properties style:font-name="Rockwell"/>
    </style:style>
  </office:automatic-styles>
  <office:body>
    <office:text text:use-soft-page-breaks="true">
      <text:p text:style-name="P1">Ayodele Fadoju is a highly skilled and experienced graduate student in the field of Community and Regional Planning, with a minor in Geographic Information Systems (GIS) and a certificate in Digital Marketplace Analytics. With a strong educational background, including a Bachelor's Degree in Urban and Regional Planning from Obafemi Awolowo University and a National Diploma in Urban and Regional Planning from the Federal Polytechnic Ilaro, Ayo brings a wealth of knowledge and expertise to the field.</text:p>
      <text:p text:style-name="P2">As a Spatial Mapping professional with expertise in GIS packages, Landuse Planning and Analysis, Urban Infrastructure Planning, and Environmental Impact Assessment, Ayo has demonstrated his abilities in high-stakes tasks across a range of sectors, including Urban and Regional Planning, Construction, Renewable Energy, and Telecommunications. With a proven track record of success, Ayo has been involved in projects backed by the Federal Government of Nigeria and state governments and corporate organizations.</text:p>
      <text:p text:style-name="P3">Ayo's ongoing education in GIS and Digital Marketplace Analytics enhances his already extensive skill set and demonstrates his commitment to staying up-to-date with the latest developments in his field.</text:p>
      <text:p text:style-name="P4">Ayo is a dedicated professional, holding certifications as a Urban Planner with the Town Planners Registration Council of Nigeria (TOPREC) and as a Corporate Member of the Nigerian Institute of Town Planners (NITP). In addition, he holds an Expert Certificate in Health Safety and Environment (HSE) from the Joint Professionals Training Support Institute (JPTS).</text:p>
      <text:p text:style-name="P5">With a clear vision for his future, Ayo aspires to become a highly accomplished scholar-practitioner, using his knowledge and experience to create world-class solutions for the physical, economic, and social problems faced by his community. He is committed to using policy formulation to positively impact the world and is driven to achieve his long-term goals.</text:p>
      <text:p text:style-name="P6">Top of Form</text:p>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doju, Ayodele J [C R P]</meta:initial-creator>
    <dc:creator>Fadoju, Ayodele J [C R P]</dc:creator>
    <meta:creation-date>2023-02-04T20:49:00Z</meta:creation-date>
    <dc:date>2023-02-04T20:55:00Z</dc:date>
    <meta:template xlink:href="Normal" xlink:type="simple"/>
    <meta:editing-cycles>1</meta:editing-cycles>
    <meta:editing-duration>PT360S</meta:editing-duration>
    <meta:user-defined meta:name="GrammarlyDocumentId">a66e30c1-ac71-47e4-b9b8-713a778cbb23</meta:user-defined>
    <meta:document-statistic meta:page-count="1" meta:paragraph-count="11" meta:word-count="315" meta:character-count="1945" meta:row-count="24" meta:non-whitespace-character-count="1641"/>
  </office:meta>
</office:document-meta>
</file>